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la farmacia</text:p>
      <text:p text:style-name="P1"/>
      <text:p text:style-name="Standard">Entré a la farmacia Luz y Fuerza unos minutos antes de que cierren la puerta al público. Adentro éramos 300 almas. Apreté el botón para que la máquina me dé un número. 318. Y a esperar. Por lo menos puedo sacar el celular y navegar un poco. Debo ser el mas joven, el resto de las personas son del club del PAMI o están tramitando el ingreso. Me distraigo leyendo un cuento de Cortázar, La señorita Cora, y cuando me doy cuenta van por el 315. Mejor me arrimo para cuando me llamen, las chicas del mostrador no tienen mucha paciencia y al segundo ya le incrementaron uno al contador. 316. Y ahí va otro que perdió su turno por despistado. Ahí lo veo agitando el brazo desde el fondo. Gordo, pelado y bajito, las tiene todas el pobre. Todo para llegar al mostrador, mirar para arriba y leer “No se atenderán números atrasados”. 318. Yo, permiso. Hola, ¿qué tal? Tengo que llevar este medicamento, es para la alergia, tomá la orden, ¿la tarjeta de la pre-paga? Sí, acá. Otro con paciencia fingida, yo estoy acá desde las 8 de la mañana para que este pibe venga a hacerse el relajado, te voy a pedir todo, todo y más bien que no te falte ni una firma. Encima hoy me quería ir a comprar un pantalón al centro, ¿qué hora es? ¿Las 8? Ahora ni ganas tengo. Te falta la fecha. ¿Qué fecha? La fecha de emisión, no te puedo vender un medicamento recetado sin fecha, tenées 30 días hábiles para buscarlo una vez que te lo recetan, pero si no tiene fecha no te lo puedo vender. Tiene que estar de puño y letra del medico. Pero si acá está la fecha, fecha de emisión dice. ¿A ver? <text:s/>Oh!, sí al costadito. Ahora tengo que hacer mi risita tonta, lo quise sacar corriendo y me corrió él. Bueno, al fin de cuentas qué culpa tiene. Te van a llamar con este numero, y después pasás por caja. Con el calor que hace me sorprende que no se descompense alguien. Bueno, a esperar de nuevo. Sigo con La señorita Cora. ¡Uh! No termino de pensarlo que se desploma una vieja. 299 almas. 318. Firmá acá, tomá el papel, pagá en caja y volvé a retirar el medicamento. Me dirijo a la cola. Dos segundos después viene una señora y me pregunta si soy el último en la cola. Recordando un cuento de un autor desconocido le sonrío y le digo que no, que ahora es 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2-02-06T08:25:22</meta:creation-date>
    <dc:date>2012-03-22T19:42:05</dc:date>
    <dc:creator>jjconti </dc:creator>
    <meta:editing-duration>PT00H13M10S</meta:editing-duration>
    <meta:editing-cycles>4</meta:editing-cycles>
    <meta:generator>OpenOffice.org/3.2$Unix OpenOffice.org_project/320m12$Build-9483</meta:generator>
    <meta:document-statistic meta:table-count="0" meta:image-count="0" meta:object-count="0" meta:page-count="1" meta:paragraph-count="2" meta:word-count="430" meta:character-count="2242"/>
  </office:meta>
</office:document-meta>
</file>